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3e4" officeooo:paragraph-rsid="001843e4"/>
    </style:style>
    <style:style style:name="P2" style:family="paragraph" style:parent-style-name="Text_20_body">
      <style:text-properties officeooo:rsid="001537b1" officeooo:paragraph-rsid="001537b1"/>
    </style:style>
    <style:style style:name="P3" style:family="paragraph" style:parent-style-name="Text_20_body">
      <style:text-properties officeooo:rsid="001537b1" officeooo:paragraph-rsid="0019de10"/>
    </style:style>
    <style:style style:name="P4" style:family="paragraph" style:parent-style-name="Text_20_body">
      <style:text-properties officeooo:rsid="001537b1" officeooo:paragraph-rsid="001d889b"/>
    </style:style>
    <style:style style:name="P5" style:family="paragraph" style:parent-style-name="Text_20_body">
      <style:text-properties officeooo:rsid="001652a2" officeooo:paragraph-rsid="001652a2"/>
    </style:style>
    <style:style style:name="P6" style:family="paragraph" style:parent-style-name="Text_20_body">
      <style:text-properties officeooo:rsid="001843e4" officeooo:paragraph-rsid="001843e4"/>
    </style:style>
    <style:style style:name="P7" style:family="paragraph" style:parent-style-name="Text_20_body">
      <style:text-properties officeooo:rsid="001843e4" officeooo:paragraph-rsid="001b5702"/>
    </style:style>
    <style:style style:name="P8" style:family="paragraph" style:parent-style-name="Text_20_body">
      <style:text-properties officeooo:paragraph-rsid="001843e4"/>
    </style:style>
    <style:style style:name="P9" style:family="paragraph" style:parent-style-name="Text_20_body">
      <style:text-properties officeooo:rsid="001b5702" officeooo:paragraph-rsid="001b5702"/>
    </style:style>
    <style:style style:name="P10" style:family="paragraph" style:parent-style-name="Text_20_body">
      <style:text-properties officeooo:rsid="001cbfae" officeooo:paragraph-rsid="001cbfae"/>
    </style:style>
    <style:style style:name="P11" style:family="paragraph" style:parent-style-name="Text_20_body">
      <style:text-properties officeooo:paragraph-rsid="001cbfae"/>
    </style:style>
    <style:style style:name="P12" style:family="paragraph" style:parent-style-name="Text_20_body">
      <style:text-properties officeooo:rsid="001d5763" officeooo:paragraph-rsid="001d5763"/>
    </style:style>
    <style:style style:name="P13" style:family="paragraph" style:parent-style-name="Text_20_body">
      <style:text-properties officeooo:rsid="001d5763" officeooo:paragraph-rsid="001d889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officeooo:rsid="001d889b" officeooo:paragraph-rsid="001d889b"/>
    </style:style>
    <style:style style:name="P16" style:family="paragraph" style:parent-style-name="Text_20_body">
      <style:text-properties officeooo:paragraph-rsid="001f0176"/>
    </style:style>
    <style:style style:name="P17" style:family="paragraph" style:parent-style-name="Text_20_body">
      <style:text-properties officeooo:rsid="001f0176" officeooo:paragraph-rsid="001f0176"/>
    </style:style>
    <style:style style:name="P18" style:family="paragraph" style:parent-style-name="Text_20_body">
      <style:text-properties fo:font-size="11pt" officeooo:rsid="001d5763" officeooo:paragraph-rsid="001f0176" style:font-size-asian="11pt" style:font-size-complex="11pt"/>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Preformatted_20_Text">
      <style:text-properties officeooo:paragraph-rsid="001537b1"/>
    </style:style>
    <style:style style:name="P21" style:family="paragraph" style:parent-style-name="Preformatted_20_Text">
      <style:text-properties officeooo:paragraph-rsid="001843e4"/>
    </style:style>
    <style:style style:name="P22" style:family="paragraph" style:parent-style-name="Preformatted_20_Text">
      <style:text-properties officeooo:rsid="001843e4" officeooo:paragraph-rsid="001843e4"/>
    </style:style>
    <style:style style:name="P23" style:family="paragraph" style:parent-style-name="Preformatted_20_Text">
      <style:text-properties officeooo:paragraph-rsid="0019de10"/>
    </style:style>
    <style:style style:name="P24" style:family="paragraph" style:parent-style-name="Preformatted_20_Text">
      <style:text-properties officeooo:paragraph-rsid="001d889b"/>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Text_20_body">
      <style:text-properties officeooo:rsid="001843e4" officeooo:paragraph-rsid="0019de10"/>
    </style:style>
    <style:style style:name="P27" style:family="paragraph" style:parent-style-name="Text_20_body">
      <style:text-properties officeooo:rsid="001cbfae" officeooo:paragraph-rsid="001cbfae"/>
    </style:style>
    <style:style style:name="P28" style:family="paragraph" style:parent-style-name="Heading_20_3">
      <style:text-properties officeooo:paragraph-rsid="001fd4fc"/>
    </style:style>
    <style:style style:name="P29" style:family="paragraph" style:parent-style-name="Heading_20_3">
      <style:text-properties officeooo:paragraph-rsid="001d5763"/>
    </style:style>
    <style:style style:name="P30" style:family="paragraph" style:parent-style-name="Heading_20_3">
      <style:text-properties officeooo:rsid="001d5763" officeooo:paragraph-rsid="001d5763"/>
    </style:style>
    <style:style style:name="P31" style:family="paragraph" style:parent-style-name="Heading_20_3">
      <style:text-properties officeooo:rsid="001cbfae" officeooo:paragraph-rsid="001cbfae"/>
    </style:style>
    <style:style style:name="P32" style:family="paragraph" style:parent-style-name="Heading_20_3">
      <style:text-properties officeooo:rsid="001cbfae" officeooo:paragraph-rsid="001f0176"/>
    </style:style>
    <style:style style:name="T1" style:family="text">
      <style:text-properties officeooo:rsid="001652a2"/>
    </style:style>
    <style:style style:name="T2" style:family="text">
      <style:text-properties officeooo:rsid="001843e4"/>
    </style:style>
    <style:style style:name="T3" style:family="text">
      <style:text-properties officeooo:rsid="0019de10"/>
    </style:style>
    <style:style style:name="T4" style:family="text">
      <style:text-properties fo:font-weight="bold" style:font-weight-asian="bold" style:font-weight-complex="bold"/>
    </style:style>
    <style:style style:name="T5" style:family="text">
      <style:text-properties fo:font-weight="bold" officeooo:rsid="0019de10" style:font-weight-asian="bold" style:font-weight-complex="bold"/>
    </style:style>
    <style:style style:name="T6" style:family="text">
      <style:text-properties fo:font-weight="bold" officeooo:rsid="001b5702" style:font-weight-asian="bold" style:font-weight-complex="bold"/>
    </style:style>
    <style:style style:name="T7" style:family="text">
      <style:text-properties fo:font-weight="bold" officeooo:rsid="001d889b" style:font-weight-asian="bold" style:font-weight-complex="bold"/>
    </style:style>
    <style:style style:name="T8" style:family="text">
      <style:text-properties fo:font-weight="bold" officeooo:rsid="001fd4fc" style:font-weight-asian="bold" style:font-weight-complex="bold"/>
    </style:style>
    <style:style style:name="T9" style:family="text">
      <style:text-properties officeooo:rsid="001b5702"/>
    </style:style>
    <style:style style:name="T10" style:family="text">
      <style:text-properties officeooo:rsid="001cbfae"/>
    </style:style>
    <style:style style:name="T11" style:family="text">
      <style:text-properties officeooo:rsid="001d5763"/>
    </style:style>
    <style:style style:name="T12" style:family="text">
      <style:text-properties officeooo:rsid="001d889b"/>
    </style:style>
    <style:style style:name="T13" style:family="text">
      <style:text-properties fo:color="#ce181e" fo:font-size="16pt" fo:font-weight="bold" officeooo:rsid="001d889b" style:font-size-asian="16pt" style:font-weight-asian="bold" style:font-size-complex="16pt" style:font-weight-complex="bold"/>
    </style:style>
    <style:style style:name="T14" style:family="text">
      <style:text-properties fo:font-size="16pt" style:font-size-asian="16pt" style:font-size-complex="16pt"/>
    </style:style>
    <style:style style:name="T15" style:family="text">
      <style:text-properties officeooo:rsid="001f0176"/>
    </style:style>
    <style:style style:name="T16" style:family="text">
      <style:text-properties officeooo:rsid="001fd4fc"/>
    </style:style>
    <style:style style:name="T17" style:family="text">
      <style:text-properties officeooo:rsid="0021f01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181_184978957"/>Beschreibung <text:span text:style-name="T1">der Config-</text:span>Files <text:span text:style-name="T1">für AndroPanel</text:span><text:bookmark-end text:name="__RefHeading___Toc181_184978957"/></text:p>
      <text:p text:style-name="P2">(Stand 23. Juli 2018, MB) <text:s text:c="44"/><text:span text:style-name="T14"><text:s text:c="3"/></text:span><text:span text:style-name="T13">ENTWURF !!</text:span></text:p>
      <text:table-of-content text:style-name="Sect1" text:protected="true" text:name="Inhaltsverzeichnis1">
        <text:table-of-content-source text:outline-level="6">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text:p>
          </text:index-title>
          <text:p text:style-name="P25"><text:a xlink:type="simple" xlink:href="#__RefHeading___Toc183_184978957" text:style-name="Index_20_Link" text:visited-style-name="Index_20_Link">XML<text:tab/>1</text:a></text:p>
          <text:p text:style-name="P19"><text:a xlink:type="simple" xlink:href="#__RefHeading___Toc185_184978957" text:style-name="Index_20_Link" text:visited-style-name="Index_20_Link">Layout Config (panel) File<text:tab/>1</text:a></text:p>
          <text:p text:style-name="P25"><text:a xlink:type="simple" xlink:href="#__RefHeading___Toc187_184978957" text:style-name="Index_20_Link" text:visited-style-name="Index_20_Link">Header<text:tab/>1</text:a></text:p>
          <text:p text:style-name="P25"><text:a xlink:type="simple" xlink:href="#__RefHeading___Toc189_184978957" text:style-name="Index_20_Link" text:visited-style-name="Index_20_Link">Panel-Elemente<text:tab/>2</text:a></text:p>
          <text:p text:style-name="P25"><text:a xlink:type="simple" xlink:href="#__RefHeading___Toc191_184978957" text:style-name="Index_20_Link" text:visited-style-name="Index_20_Link">Position der Turnouts/Weichen<text:tab/>2</text:a></text:p>
          <text:p text:style-name="P25"><text:a xlink:type="simple" xlink:href="#__RefHeading___Toc193_184978957" text:style-name="Index_20_Link" text:visited-style-name="Index_20_Link">Panel-Raster und x/y Werte<text:tab/>3</text:a></text:p>
          <text:p text:style-name="P25"><text:a xlink:type="simple" xlink:href="#__RefHeading___Toc195_184978957" text:style-name="Index_20_Link" text:visited-style-name="Index_20_Link">Selectrix-Adressen<text:tab/>3</text:a></text:p>
          <text:p text:style-name="P25"><text:a xlink:type="simple" xlink:href="#__RefHeading___Toc197_184978957" text:style-name="Index_20_Link" text:visited-style-name="Index_20_Link">Panel Element „turnout“ (Weiche)<text:tab/>3</text:a></text:p>
          <text:p text:style-name="P25"><text:a xlink:type="simple" xlink:href="#__RefHeading___Toc199_184978957" text:style-name="Index_20_Link" text:visited-style-name="Index_20_Link">Panel Element „signal“<text:tab/>3</text:a></text:p>
          <text:p text:style-name="P25"><text:a xlink:type="simple" xlink:href="#__RefHeading___Toc201_184978957" text:style-name="Index_20_Link" text:visited-style-name="Index_20_Link">Das Attribut „name“ und Kommentare<text:tab/>4</text:a></text:p>
          <text:p text:style-name="P25"><text:a xlink:type="simple" xlink:href="#__RefHeading___Toc203_184978957" text:style-name="Index_20_Link" text:visited-style-name="Index_20_Link">„Haupt-“Gleise<text:tab/>4</text:a></text:p>
          <text:p text:style-name="P19"><text:a xlink:type="simple" xlink:href="#__RefHeading___Toc205_184978957" text:style-name="Index_20_Link" text:visited-style-name="Index_20_Link">Loco Config File<text:tab/>4</text:a></text:p>
          <text:p text:style-name="P25"><text:a xlink:type="simple" xlink:href="#__RefHeading___Toc207_184978957" text:style-name="Index_20_Link" text:visited-style-name="Index_20_Link">Beispiel:<text:tab/>4</text:a></text:p>
        </text:index-body>
      </text:table-of-content>
      <text:h text:style-name="Heading_20_3" text:outline-level="3"/>
      <text:h text:style-name="Heading_20_3" text:outline-level="3"><text:bookmark-start text:name="__RefHeading___Toc183_184978957"/>XML<text:bookmark-end text:name="__RefHeading___Toc183_184978957"/></text:h>
      <text:p text:style-name="P4"><text:span text:style-name="T16">Die </text:span>Files müssen gültige XML Files sein, d.h. die erste Zeile muss lauten</text:p>
      <text:p text:style-name="P2">&lt;?xml version='1.0' encoding='UTF-8' standalone='yes' ?&gt;</text:p>
      <text:p text:style-name="P3">und alle geöffneten Tags <text:s/>&lt;tag&gt; müssen auch wieder geschlossen werden &lt;/tag&gt; (oder auch kombiniert <text:span text:style-name="T9">als </text:span>&lt;tag /&gt;) - <text:span text:style-name="T3">zur Einführung siehe:</text:span></text:p>
      <text:p text:style-name="P3"><text:a xlink:type="simple" xlink:href="https://de.wikipedia.org/wiki/Extensible_Markup_Language" text:style-name="Internet_20_link" text:visited-style-name="Visited_20_Internet_20_Link"><text:span text:style-name="T3">https://de.wikipedia.org/wiki/Extensible_Markup_Language</text:span></text:a><text:span text:style-name="T3"> </text:span></text:p>
      <text:p text:style-name="Text_20_body">In einem <text:span text:style-name="T8">Layout-Config-File</text:span><text:span text:style-name="T16"> (auch</text:span> <text:span text:style-name="T4">Panel-File</text:span> genannt<text:span text:style-name="T8">)</text:span> wird das Gleisbildstellpult (layout-config) definiert und in einem <text:span text:style-name="T4">Loco-</text:span><text:span text:style-name="T7">File</text:span><text:span text:style-name="T12"> die Liste der möglichen Loks. Diese Files können direkt vom SX3-PC Programm auf ein Tablet heruntergeladen werden (per http-get).</text:span></text:p>
      <text:h text:style-name="Heading_20_2" text:outline-level="2"/>
      <text:h text:style-name="Heading_20_2" text:outline-level="2"><text:bookmark-start text:name="__RefHeading___Toc185_184978957"/>Layout Config (panel) File<text:bookmark-end text:name="__RefHeading___Toc185_184978957"/></text:h>
      <text:h text:style-name="P28" text:outline-level="3"><text:bookmark-start text:name="__RefHeading___Toc187_184978957"/>Header<text:bookmark-end text:name="__RefHeading___Toc187_184978957"/></text:h>
      <text:p text:style-name="P2">Die beiden Tags &lt;layout-config&gt; und &lt;panel&gt; müssen immer vorhanden sein, d.h. das gesamte Layout File wird in ein &lt;layout-config&gt; und in ein &lt;panel&gt; Tag eingeschlossen, <text:span text:style-name="T12">die Lok-Konfiguration unter &lt;locos&gt;</text:span></text:p>
      <text:p text:style-name="Preformatted_20_Text"><text:tab/>&lt;layout-config&gt;</text:p>
      <text:p text:style-name="Preformatted_20_Text"><text:tab/>&lt;panel&gt;</text:p>
      <text:p text:style-name="Preformatted_20_Text"><text:tab/>…</text:p>
      <text:p text:style-name="Preformatted_20_Text"><text:tab/>…</text:p>
      <text:p text:style-name="Preformatted_20_Text"><text:tab/>&lt;/panel&gt;</text:p>
      <text:p text:style-name="P20"><text:tab/>&lt;/layout-config&gt;</text:p>
      <text:p text:style-name="P2"/>
      <text:p text:style-name="P2"><text:soft-page-break/><text:span text:style-name="T9">Generell sollten alle Tags und Attribute </text:span><text:span text:style-name="T6">klein geschrieben</text:span><text:span text:style-name="T9"> sein. F</text:span>olgende Attribute <text:span text:style-name="T9">sind </text:span>notwendig:</text:p>
      <text:p text:style-name="P2">1. <text:span text:style-name="T4">Filename</text:span> bei „layout-config“ (damit bei einem Download das Tablet den Filenamen kennt), Beispiel:</text:p>
      <text:p text:style-name="P23"><text:tab/>&lt;layout-config filename="panel-xyz.xml"&gt;</text:p>
      <text:p text:style-name="P2"/>
      <text:p text:style-name="P9">Der filename-(wie auch alle anderen Attribut-Strings) darf keine xml-Sonderzeichen enthalten wie zB „&lt;“ .</text:p>
      <text:p text:style-name="P2">2. beim „panel“ der <text:span text:style-name="T4">Name</text:span> (wird am Tablet angezeigt) und, falls die Tracks/Turnouts etc negative Werte für x und y enthalten, auch ein <text:span text:style-name="T4">Offset</text:span>, der alle x/y Werten hinzugefügt wird, damit sie wieder positiv sind. Beispiel:</text:p>
      <text:p text:style-name="P23"><text:tab/>&lt;panel name="IBM2018/7" offsetX="100" offsetY="100" <text:span text:style-name="T2">style="US"</text:span>&gt;</text:p>
      <text:p text:style-name="P22"/>
      <text:p text:style-name="P8"><text:span text:style-name="T4">Style</text:span> definiert den Anzeigestil für das gesamte Stellpult, es sind möglich:</text:p>
      <text:p text:style-name="P8"><text:s/><text:tab/>„US“ (weiss<text:span text:style-name="T2">es Gleis</text:span> auf schwarzem Grund)</text:p>
      <text:p text:style-name="P8"><text:tab/>„<text:span text:style-name="T2">DE“ (schwarzes Gleis auf weissem Grund)</text:span></text:p>
      <text:p text:style-name="P26"><text:tab/>„UK“ ( schwarzes Gleis auf dunkelgrünem Grund)</text:p>
      <text:h text:style-name="Heading_20_3" text:outline-level="3"/>
      <text:h text:style-name="Heading_20_3" text:outline-level="3"><text:bookmark-start text:name="__RefHeading___Toc189_184978957"/>Panel-Elemente <text:bookmark-end text:name="__RefHeading___Toc189_184978957"/></text:h>
      <text:p text:style-name="P2">Ein Layout Panel <text:span text:style-name="T1">(=Gleisbildstellpult) </text:span>setzt sich aus verschiedenen Elementen zusammen, <text:span text:style-name="T1">dies können sein</text:span></text:p>
      <text:p text:style-name="P5">1. &lt;track&gt; Gleis ohne weitere Funktion</text:p>
      <text:p text:style-name="P5">2. &lt;turnout&gt; Weiche mit Adresse</text:p>
      <text:p text:style-name="P5">3. &lt;sensor&gt; Sensor/Rückmelder</text:p>
      <text:p text:style-name="P5">4. &lt;signal&gt; Signal (im Moment mit bis zu 4 Zuständen <text:span text:style-name="T3">rot, grün, gelb, gelb-mit-feather(UK))</text:span></text:p>
      <text:p text:style-name="P5">5. &lt;routebutton&gt;, <text:span text:style-name="T9">&lt;route&gt;, &lt;comproute&gt; für Fahrstraßen</text:span></text:p>
      <text:p text:style-name="P7">Im Moment (Juli 2018) <text:span text:style-name="T17">sind in „AndroPanel“</text:span> nur <text:span text:style-name="T3">track, turnout und sensor</text:span> <text:span text:style-name="T17">implementiert</text:span>.</text:p>
      <text:h text:style-name="Heading_20_3" text:outline-level="3"/>
      <text:h text:style-name="Heading_20_3" text:outline-level="3"><text:bookmark-start text:name="__RefHeading___Toc191_184978957"/>Position der Turnouts/Weichen<text:bookmark-end text:name="__RefHeading___Toc191_184978957"/></text:h>
      <text:p text:style-name="P7"><text:span text:style-name="T9">Die </text:span><text:span text:style-name="T5">Positionen der Turnouts</text:span><text:span text:style-name="T3"> können aus den Schnittpunkten der Gleise </text:span><text:span text:style-name="T5">berechnet</text:span><text:span text:style-name="T3"> werden, sie müssen also NICHT händisch ermittelt und eingetragen werden. Falls das „panel.xml“ File noch keine Turnouts enthält, so speichert das „AndroPanel“ Programm nach dem Einlesen von z.B. „panel.xml“ einen File „panel.xml.220718_100000“ (=aktuelle Zeit wird angehängt) ab, der diese berechneten Turnouts enthält. Diese können dann per „cut-and-paste“ in das ursprüngliche „panel.xml“ integriert werden und es können danach die Turnout/Weichen-Adressen hinzugefügt werden.</text:span></text:p>
      <text:h text:style-name="Heading_20_3" text:outline-level="3"><text:soft-page-break/></text:h>
      <text:h text:style-name="Heading_20_3" text:outline-level="3"><text:bookmark-start text:name="__RefHeading___Toc193_184978957"/>Panel-Raster und x/y Werte<text:bookmark-end text:name="__RefHeading___Toc193_184978957"/></text:h>
      <text:p text:style-name="P6">Die einzelnen Elemente werden <text:span text:style-name="T6">frei</text:span><text:span text:style-name="T9"> (also nicht in einem festen Raster wie bei den meisten Stellpulten) </text:span>in einer X/Y Ebene angeordnet. <text:span text:style-name="T9">Es wird also keine Bitmap-Grafik verwendet, sondern Linien gezeichnet. Diese Grafik hat </text:span>(wie <text:span text:style-name="T9">z.B. auch die </text:span>Android-Grafik) links oben den Nullpunkt (x=0, y=0) <text:span text:style-name="T9">und kann nur positive Werte haben (ggf nach Addition eines Offsets, siehe oben)</text:span>.</text:p>
      <text:p text:style-name="P6">Ein Gleis von vom Punkt (20,20) nach (300,20) (=horizontal auf Höhe y=20) wird dann mit</text:p>
      <text:p text:style-name="P21">&lt;track x=“20“ y=“20“ x2=“300“ y2=“20“ /&gt; </text:p>
      <text:p text:style-name="P21"/>
      <text:p text:style-name="Standard">definiert . <text:span text:style-name="T2">E</text:span>s empfiehlt sich, <text:span text:style-name="T2">alle Elemente in einem 20x20 Raster anzuordnen, so hat man später noch Platz, etwas dazwischen einzufügen.</text:span></text:p>
      <text:p text:style-name="Standard"/>
      <text:p text:style-name="P1">Genauso können auch Gleisbesetztmelder (=Sensoren) definiert werden:</text:p>
      <text:p text:style-name="P1"/>
      <text:p text:style-name="P22">&lt;sensor x=“30“ y=“20“ x2=“290“ y2=“20“ /&gt; </text:p>
      <text:p text:style-name="Text_20_body"/>
      <text:p text:style-name="Text_20_body"><text:span text:style-name="T2">heisst:</text:span> in das obige Gleis wird ein langer Besetz<text:span text:style-name="T2">t</text:span>meldeabschnitt eingezeichnet. <text:span text:style-name="T2">Sensoren im US Stil (= Lampen auf dem Gleisbildstellpult) brauchen nur einen x/y Wert (Sensoren ohne x2/y2 sind automatisch „US-Lampen“)</text:span></text:p>
      <text:p text:style-name="Text_20_body"/>
      <text:h text:style-name="Heading_20_3" text:outline-level="3"><text:bookmark-start text:name="__RefHeading___Toc195_184978957"/>Selectrix-Adressen<text:bookmark-end text:name="__RefHeading___Toc195_184978957"/></text:h>
      <text:p text:style-name="P10">SX Adressen werden mit den Attributen sxadr und sxbit definiert.</text:p>
      <text:p text:style-name="Preformatted_20_Text">&lt;signal x=…. <text:s text:c="3"/>sxadr=“80“ sxbit=“7“ /&gt;</text:p>
      <text:p text:style-name="Preformatted_20_Text"/>
      <text:p text:style-name="P11"><text:span text:style-name="T10">=</text:span>Adresse 80, Bit 7 definiert. (Achtung: SX-Bits laufen von 1 bis 8). </text:p>
      <text:p text:style-name="P11">Für „multi-aspect“ Signale können mehrere Bits verwendet werden</text:p>
      <text:p text:style-name="Preformatted_20_Text"/>
      <text:p text:style-name="Preformatted_20_Text">&lt;signal x=…. <text:s text:c="3"/>sxadr=“80“ sxbit=“5“ nbit=“2“ <text:s/>/&gt;</text:p>
      <text:p text:style-name="P10"/>
      <text:p text:style-name="P10">heisst: verwende 2 Bits, nämlich Bit 5 und das darauffolgende Bit 6 für dieses Signal, es sind also die Werte 0,1,2,3 möglich (zb UK: rot, grün, gelb und gelb-mit-feather, DE rot, grün, gelb und Rangiersignal sh1)</text:p>
      <text:p text:style-name="P11"/>
      <text:h text:style-name="Heading_20_3" text:outline-level="3"><text:bookmark-start text:name="__RefHeading___Toc197_184978957"/><text:span text:style-name="T11">Panel Element </text:span>„turnout“ (Weiche)<text:bookmark-end text:name="__RefHeading___Toc197_184978957"/></text:h>
      <text:p text:style-name="P12">Die Weichen brauchen noch die Attribute xt und yt – dies zeigt an, wohin die „Thrown“ (=Abzweig) Richtung der Weiche zeigt, Beispiel.</text:p>
      <text:p text:style-name="P12">&lt;turnout x="530" y="-60" x2="544" y2="-60" xt="540" yt="-50" sxadr="92" sxbit="3" /&gt;</text:p>
      <text:h text:style-name="P29" text:outline-level="3"/>
      <text:h text:style-name="P30" text:outline-level="3"><text:bookmark-start text:name="__RefHeading___Toc199_184978957"/>Panel Element „signal“<text:bookmark-end text:name="__RefHeading___Toc199_184978957"/></text:h>
      <text:p text:style-name="P12">Der Signal-Zustand wird als grüner/roter Punkt angezeigt an der Position x/y. Um die Richtung des Signals anzuzeigen, wird ein Signalfuß bei x2/y2 angezeigt, Beispiel.</text:p>
      <text:p text:style-name="P13"><text:soft-page-break/>&lt;signal x="10" y="50" x2="18" y2="50" sxadr="<text:span text:style-name="T12">8</text:span>2" sxbit="3" <text:s/>/&gt;</text:p>
      <text:h text:style-name="P31" text:outline-level="3"/>
      <text:h text:style-name="P31" text:outline-level="3"><text:bookmark-start text:name="__RefHeading___Toc201_184978957"/>Das Attribut „name“ <text:span text:style-name="T11">und Kommentare</text:span><text:bookmark-end text:name="__RefHeading___Toc201_184978957"/></text:h>
      <text:p text:style-name="P10">Alle Panel-Elemente können ein Namensattribut „name“ enthalten. Dieses wird aktuell nicht angezeigt (Ausnahme beim &lt;panel&gt; Tag), kann also gut als Kommentar bzw zum leichteren Wiederfinden eines bestimmten Panel-Elements benutzt werden.</text:p>
      <text:p text:style-name="P10">(daneben können allgemeine XML Kommentare ausserhalb der Tags eingefügt werden mit:</text:p>
      <text:p text:style-name="Preformatted_20_Text">&lt;!-- dies ist ein beliebiger Kommentar, der beim Einlesen überlesen wird <text:s/>--&gt;</text:p>
      <text:p text:style-name="Preformatted_20_Text"/>
      <text:p text:style-name="Preformatted_20_Text"><text:span text:style-name="T11">also am </text:span>Anfang: spitze Klammer, Ausrufezeichen, 2x Minus</text:p>
      <text:p text:style-name="Preformatted_20_Text"><text:s text:c="5"/><text:span text:style-name="T11">am </text:span>Ende 2xMinus, spitze Klammer zu</text:p>
      <text:p text:style-name="Text_20_body"/>
      <text:p text:style-name="P14">(Achtung: Textverarbeitungsprogramme ändern gern „eigenmächtig“ das 2xMinus durch einen langen String <text:span text:style-name="T16">und/</text:span>oder die Klammern zu einem Pfeil)</text:p>
      <text:p text:style-name="Text_20_body"/>
      <text:h text:style-name="P32" text:outline-level="3"><text:bookmark-start text:name="__RefHeading___Toc203_184978957"/>„Haupt-“Gleise<text:bookmark-end text:name="__RefHeading___Toc203_184978957"/></text:h>
      <text:p text:style-name="P17">Beim Ausstellungsbetrieb („viele Züge, wenig Rangieren“) zeigte sich, dass es sinnvoll wäre, die Übersicht durch Weglassen unwichtig Nebengleise zu erhöhen.</text:p>
      <text:p text:style-name="P16"><text:span text:style-name="T15">Daher können die Hauptgleise (und Weichen/Signale) durch ein zuätzliches Attribut </text:span>main=“1“ gekennzeichnet werden – es kann dann konfiguriert werden, dass nur diese Gleise/Weichen angezeigt werden (und die anderen auch nicht irrtümlich verstellt werden können). <text:span text:style-name="T15">Beispiele</text:span></text:p>
      <text:p text:style-name="P18">&lt;turnout x="530" y="-60" x2="544" y2="-60" xt="540" yt="-50" sxadr="92" sxbit="3" <text:span text:style-name="T15">main=</text:span>"<text:span text:style-name="T15">1</text:span>" /&gt;</text:p>
      <text:p text:style-name="P18"/>
      <text:p text:style-name="P18"/>
      <text:h text:style-name="Heading_20_3" text:outline-level="3"/>
      <text:h text:style-name="Heading_20_2" text:outline-level="2"><text:bookmark-start text:name="__RefHeading___Toc205_184978957"/>Loco Config <text:span text:style-name="T16">File</text:span><text:bookmark-end text:name="__RefHeading___Toc205_184978957"/></text:h>
      <text:p text:style-name="Text_20_body"/>
      <text:p text:style-name="P15">Tbd.</text:p>
      <text:h text:style-name="Heading_20_3" text:outline-level="3"><text:bookmark-start text:name="__RefHeading___Toc207_184978957"/>Beispiel:<text:bookmark-end text:name="__RefHeading___Toc207_184978957"/></text:h>
      <text:p text:style-name="Preformatted_20_Text"><text:tab/>&lt;?xml version='1.0' encoding='UTF-8' standalone='yes' ?&gt;</text:p>
      <text:p text:style-name="P24"><text:tab/>&lt;loco-config <text:span text:style-name="T12">filename="demo.xml"</text:span>&gt;</text:p>
      <text:p text:style-name="Preformatted_20_Text"><text:tab/>&lt;locolist name="demo-loco-list"&gt;</text:p>
      <text:p text:style-name="Preformatted_20_Text"><text:tab/>&lt;loco adr="22" name="Lok22" mass="2"/&gt;</text:p>
      <text:p text:style-name="Preformatted_20_Text"><text:tab/>&lt;loco adr="97" name="SchönBB" mass="2"/&gt;</text:p>
      <text:p text:style-name="Preformatted_20_Text"><text:tab/>&lt;loco adr="44" name="CSX4416" mass="4"/&gt;</text:p>
      <text:p text:style-name="Preformatted_20_Text"><text:tab/>&lt;loco adr="27" name="ET423-1" mass="2"/&gt;</text:p>
      <text:p text:style-name="Preformatted_20_Text"><text:tab/>&lt;/locolist&gt;</text:p>
      <text:p text:style-name="Preformatted_20_Text"><text:tab/>&lt;/loco-config&gt;</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08:58:39.892221953</meta:creation-date>
    <dc:date>2018-07-23T12:11:29.129477292</dc:date>
    <meta:editing-duration>PT10M56S</meta:editing-duration>
    <meta:editing-cycles>4</meta:editing-cycles>
    <meta:generator>LibreOffice/6.0.3.2$Linux_X86_64 LibreOffice_project/00m0$Build-2</meta:generator>
    <meta:document-statistic meta:table-count="0" meta:image-count="0" meta:object-count="0" meta:page-count="4" meta:paragraph-count="95" meta:word-count="905" meta:character-count="6695" meta:non-whitespace-character-count="5796"/>
  </office:meta>
</office:document-meta>
</file>